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7e963" officeooo:paragraph-rsid="001e9dfc"/>
    </style:style>
    <style:style style:name="P7" style:family="paragraph" style:parent-style-name="Standard">
      <style:text-properties officeooo:rsid="00085f08" officeooo:paragraph-rsid="00085f08"/>
    </style:style>
    <style:style style:name="P8" style:family="paragraph" style:parent-style-name="Standard">
      <style:text-properties officeooo:rsid="000975b3" officeooo:paragraph-rsid="000975b3"/>
    </style:style>
    <style:style style:name="P9" style:family="paragraph" style:parent-style-name="Standard">
      <style:text-properties officeooo:rsid="000e392c" officeooo:paragraph-rsid="000e392c"/>
    </style:style>
    <style:style style:name="P10" style:family="paragraph" style:parent-style-name="Standard">
      <style:text-properties officeooo:rsid="000e392c" officeooo:paragraph-rsid="00144935"/>
    </style:style>
    <style:style style:name="P11" style:family="paragraph" style:parent-style-name="Standard">
      <style:text-properties officeooo:rsid="000e392c" officeooo:paragraph-rsid="00149e1e"/>
    </style:style>
    <style:style style:name="P12" style:family="paragraph" style:parent-style-name="Standard">
      <style:text-properties officeooo:rsid="000dd1d4" officeooo:paragraph-rsid="000dd1d4"/>
    </style:style>
    <style:style style:name="P13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4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5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6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17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18" style:family="paragraph" style:parent-style-name="Standard">
      <style:text-properties fo:font-weight="bold" officeooo:rsid="00264dc0" officeooo:paragraph-rsid="00264dc0" style:font-weight-asian="bold" style:font-weight-complex="bold"/>
    </style:style>
    <style:style style:name="P19" style:family="paragraph" style:parent-style-name="Standard">
      <style:text-properties fo:font-weight="bold" officeooo:rsid="00302919" officeooo:paragraph-rsid="00302919" style:font-weight-asian="bold" style:font-weight-complex="bold"/>
    </style:style>
    <style:style style:name="P20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21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22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23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24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5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6" style:family="paragraph" style:parent-style-name="Standard">
      <style:text-properties fo:font-weight="normal" officeooo:rsid="001d1443" officeooo:paragraph-rsid="001d1443" style:font-weight-asian="normal" style:font-weight-complex="normal"/>
    </style:style>
    <style:style style:name="P27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28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29" style:family="paragraph" style:parent-style-name="Standard">
      <style:text-properties fo:font-weight="normal" officeooo:rsid="002cbaae" officeooo:paragraph-rsid="002cbaae" style:font-weight-asian="normal" style:font-weight-complex="normal"/>
    </style:style>
    <style:style style:name="P30" style:family="paragraph" style:parent-style-name="Standard">
      <style:text-properties fo:font-weight="normal" officeooo:rsid="002dde39" officeooo:paragraph-rsid="002dde39" style:font-weight-asian="normal" style:font-weight-complex="normal"/>
    </style:style>
    <style:style style:name="P31" style:family="paragraph" style:parent-style-name="Standard">
      <style:text-properties fo:font-weight="normal" officeooo:rsid="00302919" officeooo:paragraph-rsid="00302919" style:font-weight-asian="normal" style:font-weight-complex="normal"/>
    </style:style>
    <style:style style:name="P32" style:family="paragraph" style:parent-style-name="Standard">
      <style:text-properties officeooo:rsid="00149e1e" officeooo:paragraph-rsid="00149e1e"/>
    </style:style>
    <style:style style:name="P33" style:family="paragraph" style:parent-style-name="Standard">
      <style:text-properties officeooo:rsid="002f2cfa" officeooo:paragraph-rsid="002f2cfa"/>
    </style:style>
    <style:style style:name="P34" style:family="paragraph" style:parent-style-name="Standard">
      <style:text-properties officeooo:rsid="00302919" officeooo:paragraph-rsid="00302919"/>
    </style:style>
    <style:style style:name="P35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37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38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39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40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41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42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43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44" style:family="paragraph" style:parent-style-name="Standard" style:list-style-name="L15">
      <style:text-properties fo:font-weight="normal" officeooo:rsid="001a7a29" officeooo:paragraph-rsid="001a7a29" style:font-weight-asian="normal" style:font-weight-complex="normal"/>
    </style:style>
    <style:style style:name="P45" style:family="paragraph" style:parent-style-name="Standard" style:list-style-name="L15">
      <style:text-properties fo:font-weight="normal" officeooo:rsid="001b93a6" officeooo:paragraph-rsid="001b93a6" style:font-weight-asian="normal" style:font-weight-complex="normal"/>
    </style:style>
    <style:style style:name="P46" style:family="paragraph" style:parent-style-name="Standard" style:list-style-name="L15">
      <style:text-properties fo:font-weight="normal" officeooo:rsid="001d1443" officeooo:paragraph-rsid="001d1443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1e9dfc" officeooo:paragraph-rsid="001e9dfc" style:font-weight-asian="normal" style:font-weight-complex="normal"/>
    </style:style>
    <style:style style:name="P48" style:family="paragraph" style:parent-style-name="Standard" style:list-style-name="L16">
      <style:text-properties fo:font-weight="normal" officeooo:rsid="0020cda6" officeooo:paragraph-rsid="0020cda6" style:font-weight-asian="normal" style:font-weight-complex="normal"/>
    </style:style>
    <style:style style:name="P49" style:family="paragraph" style:parent-style-name="Standard" style:list-style-name="L16">
      <style:text-properties fo:font-weight="normal" officeooo:rsid="002270a8" officeooo:paragraph-rsid="002270a8" style:font-weight-asian="normal" style:font-weight-complex="normal"/>
    </style:style>
    <style:style style:name="P50" style:family="paragraph" style:parent-style-name="Standard" style:list-style-name="L16">
      <style:text-properties fo:font-weight="normal" officeooo:rsid="0022d375" officeooo:paragraph-rsid="0022d375" style:font-weight-asian="normal" style:font-weight-complex="normal"/>
    </style:style>
    <style:style style:name="P51" style:family="paragraph" style:parent-style-name="Standard" style:list-style-name="L16">
      <style:text-properties fo:font-weight="normal" officeooo:rsid="00244afa" officeooo:paragraph-rsid="00244afa" style:font-weight-asian="normal" style:font-weight-complex="normal"/>
    </style:style>
    <style:style style:name="P52" style:family="paragraph" style:parent-style-name="Standard" style:list-style-name="L16">
      <style:text-properties fo:font-weight="normal" officeooo:rsid="00302919" officeooo:paragraph-rsid="00302919" style:font-weight-asian="normal" style:font-weight-complex="normal"/>
    </style:style>
    <style:style style:name="P53" style:family="paragraph" style:parent-style-name="Standard" style:list-style-name="L18">
      <style:text-properties fo:font-weight="normal" officeooo:rsid="00302919" officeooo:paragraph-rsid="00302919" style:font-weight-asian="normal" style:font-weight-complex="normal"/>
    </style:style>
    <style:style style:name="P54" style:family="paragraph" style:parent-style-name="Standard" style:list-style-name="L17">
      <style:text-properties fo:font-weight="normal" officeooo:rsid="002817e9" officeooo:paragraph-rsid="002817e9" style:font-weight-asian="normal" style:font-weight-complex="normal"/>
    </style:style>
    <style:style style:name="P55" style:family="paragraph" style:parent-style-name="Standard" style:list-style-name="L17">
      <style:text-properties fo:font-weight="normal" officeooo:rsid="002a0923" officeooo:paragraph-rsid="002a0923" style:font-weight-asian="normal" style:font-weight-complex="normal"/>
    </style:style>
    <style:style style:name="P56" style:family="paragraph" style:parent-style-name="Standard" style:list-style-name="L17">
      <style:text-properties fo:font-weight="normal" officeooo:rsid="002bdbfc" officeooo:paragraph-rsid="002bdbfc" style:font-weight-asian="normal" style:font-weight-complex="normal"/>
    </style:style>
    <style:style style:name="P57" style:family="paragraph" style:parent-style-name="Standard" style:list-style-name="L17">
      <style:text-properties fo:font-weight="normal" officeooo:rsid="002cbaae" officeooo:paragraph-rsid="002cbaae" style:font-weight-asian="normal" style:font-weight-complex="normal"/>
    </style:style>
    <style:style style:name="P58" style:family="paragraph" style:parent-style-name="Standard" style:list-style-name="L17">
      <style:text-properties fo:font-weight="normal" officeooo:rsid="002dde39" officeooo:paragraph-rsid="002dde39" style:font-weight-asian="normal" style:font-weight-complex="normal"/>
    </style:style>
    <style:style style:name="P59" style:family="paragraph" style:parent-style-name="Standard" style:list-style-name="L17">
      <style:text-properties fo:font-weight="normal" officeooo:rsid="002f2cfa" officeooo:paragraph-rsid="002f2cfa" style:font-weight-asian="normal" style:font-weight-complex="normal"/>
    </style:style>
    <style:style style:name="P60" style:family="paragraph" style:parent-style-name="Standard" style:list-style-name="L18">
      <style:text-properties fo:font-weight="normal" officeooo:rsid="0033b8b4" officeooo:paragraph-rsid="0033b8b4" style:font-weight-asian="normal" style:font-weight-complex="normal"/>
    </style:style>
    <style:style style:name="P61" style:family="paragraph" style:parent-style-name="Standard">
      <style:text-properties fo:font-weight="normal" officeooo:rsid="0033b8b4" officeooo:paragraph-rsid="0033b8b4" style:font-weight-asian="normal" style:font-weight-complex="normal"/>
    </style:style>
    <style:style style:name="P62" style:family="paragraph" style:parent-style-name="Standard" style:list-style-name="L18">
      <style:text-properties fo:font-weight="normal" officeooo:rsid="0035410e" officeooo:paragraph-rsid="0035410e" style:font-weight-asian="normal" style:font-weight-complex="normal"/>
    </style:style>
    <style:style style:name="P63" style:family="paragraph" style:parent-style-name="Standard">
      <style:text-properties fo:font-weight="normal" officeooo:rsid="0035410e" officeooo:paragraph-rsid="0035410e" style:font-weight-asian="normal" style:font-weight-complex="normal"/>
    </style:style>
    <style:style style:name="P64" style:family="paragraph" style:parent-style-name="Standard" style:list-style-name="L18">
      <style:text-properties fo:font-weight="normal" officeooo:rsid="00367c51" officeooo:paragraph-rsid="00367c51" style:font-weight-asian="normal" style:font-weight-complex="normal"/>
    </style:style>
    <style:style style:name="P65" style:family="paragraph" style:parent-style-name="Standard">
      <style:text-properties fo:font-weight="normal" officeooo:rsid="00367c51" officeooo:paragraph-rsid="00367c51" style:font-weight-asian="normal" style:font-weight-complex="normal"/>
    </style:style>
    <style:style style:name="P66" style:family="paragraph" style:parent-style-name="Standard" style:list-style-name="L3">
      <style:text-properties officeooo:rsid="0005121a" officeooo:paragraph-rsid="00085f08"/>
    </style:style>
    <style:style style:name="P67" style:family="paragraph" style:parent-style-name="Standard" style:list-style-name="L4">
      <style:text-properties officeooo:rsid="0005121a" officeooo:paragraph-rsid="00085f08"/>
    </style:style>
    <style:style style:name="P68" style:family="paragraph" style:parent-style-name="Standard" style:list-style-name="L5">
      <style:text-properties officeooo:rsid="0005121a" officeooo:paragraph-rsid="00085f08"/>
    </style:style>
    <style:style style:name="P69" style:family="paragraph" style:parent-style-name="Standard" style:list-style-name="L5">
      <style:text-properties officeooo:rsid="00085f08" officeooo:paragraph-rsid="00085f08"/>
    </style:style>
    <style:style style:name="P70" style:family="paragraph" style:parent-style-name="Standard" style:list-style-name="L6">
      <style:text-properties officeooo:rsid="00085f08" officeooo:paragraph-rsid="00085f08"/>
    </style:style>
    <style:style style:name="P71" style:family="paragraph" style:parent-style-name="Standard" style:list-style-name="L9">
      <style:text-properties officeooo:rsid="00085f08" officeooo:paragraph-rsid="00085f08"/>
    </style:style>
    <style:style style:name="P72" style:family="paragraph" style:parent-style-name="Standard" style:list-style-name="L10">
      <style:text-properties officeooo:rsid="00085f08" officeooo:paragraph-rsid="00085f08"/>
    </style:style>
    <style:style style:name="P73" style:family="paragraph" style:parent-style-name="Standard" style:list-style-name="L11">
      <style:text-properties officeooo:rsid="00085f08" officeooo:paragraph-rsid="00085f08"/>
    </style:style>
    <style:style style:name="P74" style:family="paragraph" style:parent-style-name="Standard" style:list-style-name="L6">
      <style:text-properties officeooo:rsid="0006ada9" officeooo:paragraph-rsid="00085f08"/>
    </style:style>
    <style:style style:name="P75" style:family="paragraph" style:parent-style-name="Standard" style:list-style-name="L6">
      <style:text-properties officeooo:rsid="0007e963" officeooo:paragraph-rsid="00085f08"/>
    </style:style>
    <style:style style:name="P76" style:family="paragraph" style:parent-style-name="Standard" style:list-style-name="L7">
      <style:text-properties officeooo:rsid="0007e963" officeooo:paragraph-rsid="00085f08"/>
    </style:style>
    <style:style style:name="P77" style:family="paragraph" style:parent-style-name="Standard" style:list-style-name="L7">
      <style:text-properties officeooo:rsid="0007e963" officeooo:paragraph-rsid="0007e963"/>
    </style:style>
    <style:style style:name="P78" style:family="paragraph" style:parent-style-name="Standard" style:list-style-name="L8">
      <style:text-properties officeooo:rsid="0007e963" officeooo:paragraph-rsid="00085f08"/>
    </style:style>
    <style:style style:name="P79" style:family="paragraph" style:parent-style-name="Standard" style:list-style-name="L9">
      <style:text-properties officeooo:rsid="0007e963" officeooo:paragraph-rsid="00085f08"/>
    </style:style>
    <style:style style:name="P80" style:family="paragraph" style:parent-style-name="Standard" style:list-style-name="L11">
      <style:text-properties officeooo:rsid="000975b3" officeooo:paragraph-rsid="000975b3"/>
    </style:style>
    <style:style style:name="P81" style:family="paragraph" style:parent-style-name="Standard" style:list-style-name="L12">
      <style:text-properties officeooo:rsid="000975b3" officeooo:paragraph-rsid="000975b3"/>
    </style:style>
    <style:style style:name="P82" style:family="paragraph" style:parent-style-name="Standard" style:list-style-name="L12">
      <style:text-properties officeooo:rsid="000a60c9" officeooo:paragraph-rsid="000a60c9"/>
    </style:style>
    <style:style style:name="P83" style:family="paragraph" style:parent-style-name="Standard" style:list-style-name="L12">
      <style:text-properties officeooo:rsid="000b7075" officeooo:paragraph-rsid="000b7075"/>
    </style:style>
    <style:style style:name="P84" style:family="paragraph" style:parent-style-name="Standard" style:list-style-name="L12">
      <style:text-properties officeooo:rsid="000d450f" officeooo:paragraph-rsid="000d450f"/>
    </style:style>
    <style:style style:name="P85" style:family="paragraph" style:parent-style-name="Standard" style:list-style-name="L12">
      <style:text-properties officeooo:rsid="000dd1d4" officeooo:paragraph-rsid="000dd1d4"/>
    </style:style>
    <style:style style:name="P86" style:family="paragraph" style:parent-style-name="Standard" style:list-style-name="L12">
      <style:text-properties officeooo:rsid="000bca92" officeooo:paragraph-rsid="000bca92"/>
    </style:style>
    <style:style style:name="P87" style:family="paragraph" style:parent-style-name="Standard" style:list-style-name="L12">
      <style:text-properties officeooo:rsid="000e392c" officeooo:paragraph-rsid="000e392c"/>
    </style:style>
    <style:style style:name="P88" style:family="paragraph" style:parent-style-name="Standard" style:list-style-name="L13">
      <style:text-properties officeooo:rsid="00144935" officeooo:paragraph-rsid="00144935"/>
    </style:style>
    <style:style style:name="P89" style:family="paragraph" style:parent-style-name="Standard" style:list-style-name="L13">
      <style:text-properties officeooo:rsid="00149e1e" officeooo:paragraph-rsid="00149e1e"/>
    </style:style>
    <style:style style:name="P90" style:family="paragraph" style:parent-style-name="Standard" style:list-style-name="L17">
      <style:text-properties officeooo:rsid="002f2cfa" officeooo:paragraph-rsid="002f2cfa"/>
    </style:style>
    <style:style style:name="P91" style:family="paragraph" style:parent-style-name="Standard" style:list-style-name="L17">
      <style:text-properties officeooo:rsid="00302919" officeooo:paragraph-rsid="00302919"/>
    </style:style>
    <style:style style:name="P92" style:family="paragraph" style:parent-style-name="Standard" style:list-style-name="L20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94" style:family="paragraph" style:parent-style-name="Standard" style:list-style-name="L20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96" style:family="paragraph" style:parent-style-name="Standard" style:list-style-name="L20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tyle="normal" fo:font-weight="bold" officeooo:rsid="00367c51" officeooo:paragraph-rsid="00367c51" style:font-style-asian="normal" style:font-weight-asian="bold" style:font-style-complex="normal" style:font-weight-complex="bold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officeooo:rsid="00244afa"/>
    </style:style>
    <style:style style:name="T9" style:family="text">
      <style:text-properties officeooo:rsid="0024a22d"/>
    </style:style>
    <style:style style:name="T10" style:family="text">
      <style:text-properties officeooo:rsid="00273ce5"/>
    </style:style>
    <style:style style:name="T11" style:family="text">
      <style:text-properties officeooo:rsid="002dde39"/>
    </style:style>
    <style:style style:name="T12" style:family="text">
      <style:text-properties officeooo:rsid="0035410e"/>
    </style:style>
    <style:style style:name="T1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cture 01 – Introduction</text:p>
      <text:p text:style-name="P13"/>
      <text:p text:style-name="P20">Why Language?</text:p>
      <text:list xml:id="list7928311823825423249" text:style-name="L1">
        <text:list-item>
          <text:p text:style-name="P35">Everybody uses Language to communicate</text:p>
        </text:list-item>
        <text:list-item>
          <text:p text:style-name="P35">Information and Knowledge is encoded in text</text:p>
        </text:list-item>
      </text:list>
      <text:p text:style-name="P20"/>
      <text:p text:style-name="P21">Applications for Language Processing</text:p>
      <text:list xml:id="list8486557205207697056" text:style-name="L2">
        <text:list-item>
          <text:p text:style-name="P36">Text-To-Speech Assistants (Siri, Google Assistant etc)</text:p>
        </text:list-item>
        <text:list-item>
          <text:p text:style-name="P36">Übersetzer</text:p>
        </text:list-item>
        <text:list-item>
          <text:p text:style-name="P36">Frage-Antwort Systeme</text:p>
        </text:list-item>
        <text:list-item>
          <text:p text:style-name="P36">Chatbots</text:p>
        </text:list-item>
      </text:list>
      <text:p text:style-name="P1"/>
      <text:p text:style-name="P2">Getting Started with NLTK</text:p>
      <text:list xml:id="list1590814532736032131" text:style-name="L3">
        <text:list-item>
          <text:p text:style-name="P66">Importieren der Bibliothek</text:p>
          <text:list>
            <text:list-item>
              <text:p text:style-name="P66">import nltk</text:p>
            </text:list-item>
          </text:list>
        </text:list-item>
        <text:list-item>
          <text:p text:style-name="P66">Hinzufügen von Packages </text:p>
          <text:list>
            <text:list-item>
              <text:p text:style-name="P66">nltk.download()</text:p>
            </text:list-item>
          </text:list>
        </text:list-item>
        <text:list-item>
          <text:p text:style-name="P66">Einbinden der Buchbibliothek</text:p>
          <text:list>
            <text:list-item>
              <text:p text:style-name="P66">from nltk.book import *</text:p>
            </text:list-item>
          </text:list>
        </text:list-item>
        <text:list-item>
          <text:p text:style-name="P66">Texte kann man wie <text:span text:style-name="T1">Wortlisten</text:span> behandeln</text:p>
          <text:list>
            <text:list-item>
              <text:p text:style-name="P66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5320562088028631140" text:style-name="L4">
        <text:list-item>
          <text:p text:style-name="P67">Erscheinen von Wörtern in ihrem Kontext</text:p>
          <text:list>
            <text:list-item>
              <text:p text:style-name="P67">text.concordance(<text:span text:style-name="T2">word</text:span>)</text:p>
            </text:list-item>
          </text:list>
        </text:list-item>
        <text:list-item>
          <text:p text:style-name="P67">Finden von Wörtern die im selben Kontext genutzt werden</text:p>
          <text:list>
            <text:list-item>
              <text:p text:style-name="P67">text.similar(<text:span text:style-name="T2">word</text:span>)</text:p>
            </text:list-item>
          </text:list>
        </text:list-item>
        <text:list-item>
          <text:p text:style-name="P67">Gemeinsamen Kontext zweiter Wörter finden </text:p>
          <text:list>
            <text:list-item>
              <text:p text:style-name="P67">text.common_context([<text:span text:style-name="T2">word1</text:span>, <text:span text:style-name="T2">word2</text:span>])</text:p>
            </text:list-item>
          </text:list>
        </text:list-item>
        <text:list-item>
          <text:p text:style-name="P67">Erscheinen von Wörtern an Stelle von Text plotten</text:p>
          <text:list>
            <text:list-item>
              <text:p text:style-name="P67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3958653148816278072" text:style-name="L5">
        <text:list-item>
          <text:p text:style-name="P68">Länge von Text filtern</text:p>
          <text:list>
            <text:list-item>
              <text:p text:style-name="P68">len(text)</text:p>
            </text:list-item>
          </text:list>
        </text:list-item>
        <text:list-item>
          <text:p text:style-name="P68">Menge aller verschiedener Wörter eines Textes</text:p>
          <text:list>
            <text:list-item>
              <text:p text:style-name="P68">set(text)</text:p>
            </text:list-item>
          </text:list>
        </text:list-item>
        <text:list-item>
          <text:p text:style-name="P68">Alphabetische Sortierung von Wortmengen</text:p>
          <text:list>
            <text:list-item>
              <text:p text:style-name="P68">sorted(set(text))</text:p>
            </text:list-item>
          </text:list>
        </text:list-item>
        <text:list-item>
          <text:p text:style-name="P68">Lexikalische Diversität prüfen</text:p>
          <text:list>
            <text:list-item>
              <text:p text:style-name="P68">len(set(text)) / len(text)</text:p>
            </text:list-item>
            <text:list-item>
              <text:p text:style-name="P68">Je kleiner desto schlechter</text:p>
            </text:list-item>
            <text:list-item>
              <text:p text:style-name="P69">Drückt aus wie sehr unterschiedliche Wörter verwendet wurden</text:p>
            </text:list-item>
          </text:list>
        </text:list-item>
        <text:list-item>
          <text:p text:style-name="P68">Prozentualer Anteil eines Wortes in einem Text</text:p>
          <text:list>
            <text:list-item>
              <text:p text:style-name="P68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3110183280603335670" text:style-name="L6">
        <text:list-item>
          <text:p text:style-name="P74">Länge einer Liste</text:p>
          <text:list>
            <text:list-item>
              <text:p text:style-name="P74">len(list)</text:p>
            </text:list-item>
          </text:list>
        </text:list-item>
        <text:list-item>
          <text:p text:style-name="P74"><text:soft-page-break/>Konkatenieren von zwei Listen</text:p>
          <text:list>
            <text:list-item>
              <text:p text:style-name="P74">list1 + list2</text:p>
            </text:list-item>
          </text:list>
        </text:list-item>
        <text:list-item>
          <text:p text:style-name="P74">Anhängen von Wörtern an Listen</text:p>
          <text:list>
            <text:list-item>
              <text:p text:style-name="P74">list.append(<text:span text:style-name="T2">word</text:span>)</text:p>
            </text:list-item>
          </text:list>
        </text:list-item>
        <text:list-item>
          <text:p text:style-name="P74">Auf Listenindex zugreifen</text:p>
          <text:list>
            <text:list-item>
              <text:p text:style-name="P74">list[index]</text:p>
            </text:list-item>
          </text:list>
        </text:list-item>
        <text:list-item>
          <text:p text:style-name="P74">Index von Element finden</text:p>
          <text:list>
            <text:list-item>
              <text:p text:style-name="P74">list.index(<text:span text:style-name="T2">word)</text:span></text:p>
            </text:list-item>
          </text:list>
        </text:list-item>
      </text:list>
      <text:p text:style-name="P4"/>
      <text:p text:style-name="P4"/>
      <text:list xml:id="list112835650535309" text:continue-numbering="true" text:style-name="L6">
        <text:list-item>
          <text:p text:style-name="P74">Slicen von Listen</text:p>
          <text:list>
            <text:list-item>
              <text:p text:style-name="P74">list[index1:index2]</text:p>
            </text:list-item>
            <text:list-item>
              <text:p text:style-name="P74">index1: inklusiv, index2 exklusiv</text:p>
            </text:list-item>
          </text:list>
        </text:list-item>
        <text:list-item>
          <text:p text:style-name="P75">Slicen mit Anfang oder Ende der Liste</text:p>
          <text:list>
            <text:list-item>
              <text:p text:style-name="P75">list[:index2], list[index1:]</text:p>
            </text:list-item>
          </text:list>
        </text:list-item>
        <text:list-item>
          <text:p text:style-name="P75">Slicebereich editieren</text:p>
          <text:list>
            <text:list-item>
              <text:p text:style-name="P75">list1[index1:index2] = list2</text:p>
            </text:list-item>
            <text:list-item>
              <text:p text:style-name="P70">Missachten Größe des Bereiches, kompletter Bereich geht verloren</text:p>
            </text:list-item>
          </text:list>
        </text:list-item>
        <text:list-item>
          <text:p text:style-name="P75">Slicen beginnend vom Ende der Liste</text:p>
          <text:list>
            <text:list-item>
              <text:p text:style-name="P75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8671296622943026535" text:style-name="L7">
        <text:list-item>
          <text:p text:style-name="P76">Häufigkeitsverteilung über Listenelemente</text:p>
          <text:list>
            <text:list-item>
              <text:p text:style-name="P76">fdist = nltk.FreqDist(list)</text:p>
            </text:list-item>
          </text:list>
        </text:list-item>
        <text:list-item>
          <text:p text:style-name="P76">Anzeigen der häufigsten Elemente</text:p>
          <text:list>
            <text:list-item>
              <text:p text:style-name="P76">fdist.most_common(x)</text:p>
            </text:list-item>
          </text:list>
        </text:list-item>
        <text:list-item>
          <text:p text:style-name="P76">Anzahl von Vorkommen in Liste prüfen</text:p>
          <text:list>
            <text:list-item>
              <text:p text:style-name="P76">fdist[<text:span text:style-name="T2">word</text:span>]</text:p>
            </text:list-item>
          </text:list>
        </text:list-item>
        <text:list-item>
          <text:p text:style-name="P76">Kumulativen Plot von Häufigkeit</text:p>
          <text:list>
            <text:list-item>
              <text:p text:style-name="P76">fdist.plot(x, cumulative=True)</text:p>
            </text:list-item>
          </text:list>
        </text:list-item>
        <text:list-item>
          <text:p text:style-name="P77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1531887837967644509" text:style-name="L8">
        <text:list-item>
          <text:p text:style-name="P78">Filtern von Wörtern ab einer gewissen Länge</text:p>
          <text:list>
            <text:list-item>
              <text:p text:style-name="P78">words = [w for w in set(text) if len(w) &gt; 15]</text:p>
            </text:list-item>
          </text:list>
        </text:list-item>
        <text:list-item>
          <text:p text:style-name="P78">Filtern von längeren Wörtern mit einem bestimmten Mindesvorkommen</text:p>
          <text:list>
            <text:list-item>
              <text:p text:style-name="P78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6448759894825779561" text:style-name="L9">
        <text:list-item>
          <text:p text:style-name="P79">Collocation: Sequenz von Wörtern, die ungewöhnlich oft vorkommt</text:p>
          <text:list>
            <text:list-item>
              <text:p text:style-name="P71">text.collocations()</text:p>
            </text:list-item>
          </text:list>
        </text:list-item>
        <text:list-item>
          <text:p text:style-name="P71">Bigrams: Alle Zweier-Wortpaare in einem Text</text:p>
          <text:list>
            <text:list-item>
              <text:p text:style-name="P71">nltk.bigrams(list_of_words)</text:p>
            </text:list-item>
          </text:list>
        </text:list-item>
        <text:list-item>
          <text:p text:style-name="P71">Um gute Collocations zu finden, braucht man eine große Menge an Text als Daten</text:p>
        </text:list-item>
      </text:list>
      <text:p text:style-name="P7"/>
      <text:p text:style-name="P7">Counting other Things:</text:p>
      <text:list xml:id="list5853584148989772288" text:style-name="L10">
        <text:list-item>
          <text:p text:style-name="P72">Zählen von Wortlängen</text:p>
          <text:list>
            <text:list-item>
              <text:p text:style-name="P72">fdist = nltk.FreqDist(len(w) for w in text1)</text:p>
            </text:list-item>
            <text:list-item>
              <text:p text:style-name="P72"><text:soft-page-break/>Prozentuales Vorkommen einer Wortlänge</text:p>
              <text:list>
                <text:list-item>
                  <text:p text:style-name="P72">fdist.freq(3)</text:p>
                </text:list-item>
              </text:list>
            </text:list-item>
          </text:list>
        </text:list-item>
      </text:list>
      <text:p text:style-name="P7"/>
      <text:p text:style-name="P7">Summerized functions of FreqDist:</text:p>
      <text:list xml:id="list8143562505790593508" text:style-name="L11">
        <text:list-item>
          <text:p text:style-name="P73">fdist[sample] += 1 → Erhöhen eines Eintrages</text:p>
        </text:list-item>
        <text:list-item>
          <text:p text:style-name="P73">fdist[word] → Absolute Häufigkeit eines Wortes</text:p>
        </text:list-item>
        <text:list-item>
          <text:p text:style-name="P73">fdist.freq[word] → Prozentuale Häufigkeit eines Wortes</text:p>
        </text:list-item>
        <text:list-item>
          <text:p text:style-name="P73">fdist.N() → Anzahl aller Einträge</text:p>
        </text:list-item>
        <text:list-item>
          <text:p text:style-name="P73">fdist.most_common(x) → Anzeigen der x häufigsten Elemente</text:p>
        </text:list-item>
        <text:list-item>
          <text:p text:style-name="P73">for sample in fdist → Iterieren über alle Einträge</text:p>
        </text:list-item>
        <text:list-item>
          <text:p text:style-name="P73">fdist.max() → Finden des größten Eintrages</text:p>
        </text:list-item>
        <text:list-item>
          <text:p text:style-name="P73">fdist.tabulate() → Tabelle der Häufigkeitsverteilung</text:p>
        </text:list-item>
        <text:list-item>
          <text:p text:style-name="P73">fdist.plot() → Graphische Darstellung der Häufigkeitsverteilung</text:p>
        </text:list-item>
        <text:list-item>
          <text:p text:style-name="P73">fdist1 |= fdist2 → Aktualisiert die Einträge von fdist1 mit denen von fdist2</text:p>
        </text:list-item>
        <text:list-item>
          <text:p text:style-name="P80">fdist1 &lt; fdist2 → Testet ob Elemente aus fdist1 seltener auftreten als die von fdist2</text:p>
        </text:list-item>
      </text:list>
      <text:p text:style-name="P8"/>
      <text:p text:style-name="P8">Automatic Natural Language Understanding</text:p>
      <text:list xml:id="list3934425072868844379" text:style-name="L12">
        <text:list-item>
          <text:p text:style-name="P81">Großes Problem von NLP ist die Mehrdeutigkeit des Sinnes, jenachdem in welchem Kontext Wörte<text:span text:style-name="T3">r</text:span> geschrieben werden</text:p>
          <text:list>
            <text:list-item>
              <text:p text:style-name="P81">serve: help with food / hold an office / put ball into play</text:p>
            </text:list-item>
            <text:list-item>
              <text:p text:style-name="P81">dish: plate / course of a meal / communications device</text:p>
            </text:list-item>
            <text:list-item>
              <text:p text:style-name="P81">The lost children were found by the searchers/mountain/afternoon</text:p>
              <text:list>
                <text:list-item>
                  <text:p text:style-name="P81">by beschreibt eine Person/Lokalität/Zeit</text:p>
                </text:list-item>
              </text:list>
            </text:list-item>
          </text:list>
        </text:list-item>
        <text:list-item>
          <text:p text:style-name="P81">Auflösung und Zugehörigkeit von Pronomen</text:p>
          <text:list>
            <text:list-item>
              <text:p text:style-name="P81">The thieves stole the paintings. They were subsequently found</text:p>
              <text:list>
                <text:list-item>
                  <text:p text:style-name="P81">Auf wen ist “they” bezogen, die Diebe oder die Gemälde</text:p>
                </text:list-item>
              </text:list>
            </text:list-item>
          </text:list>
        </text:list-item>
        <text:list-item>
          <text:p text:style-name="P82">Automatische Sprachauskunft ist ein weiterer Schritt</text:p>
          <text:list>
            <text:list-item>
              <text:p text:style-name="P83">Anfragen müssen verarbeitet und verstanden werden</text:p>
            </text:list-item>
            <text:list-item>
              <text:p text:style-name="P83">Antworten müssen zusammengestellt und geformt werden</text:p>
            </text:list-item>
            <text:list-item>
              <text:p text:style-name="P83">Antwort muss verständlich (Text oder Sprache) ausgegeben werden</text:p>
            </text:list-item>
          </text:list>
        </text:list-item>
        <text:list-item>
          <text:p text:style-name="P83">Machine Translation</text:p>
          <text:list>
            <text:list-item>
              <text:p text:style-name="P84">Kontext und Inhalt des Textest müssen in jeder Sprache erhalten bleiben</text:p>
            </text:list-item>
            <text:list-item>
              <text:p text:style-name="P85">Manche Wörter haben mehrere Übersetzungsmöglichkeiten, abhängig vom Kontext und dem Gebrauch</text:p>
            </text:list-item>
            <text:list-item>
              <text:p text:style-name="P85">Grammatikalische Strukturen unterscheiden sich in einzelnen Sprachen, die Wortstruktur darf nicht verloren gehen</text:p>
              <text:list>
                <text:list-item>
                  <text:p text:style-name="P85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86">Pronomen haben auf verschiedenen Sprachen verschiedene Geschlechter</text:p>
              <text:list>
                <text:list-item>
                  <text:p text:style-name="P86">Wahl des Geschlechts kann den Kontext beeinflussen</text:p>
                </text:list-item>
              </text:list>
            </text:list-item>
          </text:list>
        </text:list-item>
        <text:list-item>
          <text:p text:style-name="P85">Spoken Dialogue Systems</text:p>
          <text:list>
            <text:list-item>
              <text:p text:style-name="P85">Sprachanalyse → Lexikalische Analyse → Kontexterkennung → Antwort planen → Syntaxrealisierung → Sprachsynthese</text:p>
            </text:list-item>
            <text:list-item>
              <text:p text:style-name="P85">Ziel ist Bestehen des Turing Tests → Erkennt der Mensch die künstliche Sprache?</text:p>
            </text:list-item>
            <text:list-item>
              <text:p text:style-name="P85">Umgangssprachliche Ausdrücke müssen erkannt und richtig darauf reagiert werden.</text:p>
            </text:list-item>
          </text:list>
        </text:list-item>
      </text:list>
      <text:p text:style-name="P12"/>
      <text:list xml:id="list112835720572515" text:continue-numbering="true" text:style-name="L12">
        <text:list-item>
          <text:p text:style-name="P87">Textual Entailment</text:p>
          <text:list>
            <text:list-item>
              <text:p text:style-name="P87">Beschreibt die Modellierung von Folgerungsbeziehungen in der Sprachen<text:tab/></text:p>
              <text:list>
                <text:list-item>
                  <text:p text:style-name="P87">Binäre Relationen zwischen zwei Objekten</text:p>
                </text:list-item>
              </text:list>
            </text:list-item>
            <text:list-item>
              <text:p text:style-name="P87"><text:soft-page-break/>Ein Satz wird gelesen und es wird eine Hypothese aufgestellt:</text:p>
              <text:list>
                <text:list-item>
                  <text:p text:style-name="P87">Durch den Klimawandel schmilzt immer mehr Eis in der Arktis</text:p>
                  <text:list>
                    <text:list-item>
                      <text:p text:style-name="P87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Limitations of NLP</text:p>
          <text:list>
            <text:list-item>
              <text:p text:style-name="P87">NL Systeme können immer noch nicht robust die menschliche natürlich Sprache erkennen und wiedergeben</text:p>
            </text:list-item>
            <text:list-item>
              <text:p text:style-name="P87">Schwere KI Probleme müssen noch gelöst werden</text:p>
            </text:list-item>
            <text:list-item>
              <text:p text:style-name="P87">Verständnis für die Sprache ist bereits da, Computer können uns verstehen, allerdings nicht menschlich wiedergeben oder umsetzen</text:p>
            </text:list-item>
          </text:list>
        </text:list-item>
      </text:list>
      <text:p text:style-name="P9"/>
      <text:p text:style-name="P9"/>
      <text:p text:style-name="P14">Lecture 02 – <text:span text:style-name="T4">Text Analysis in Python</text:span></text:p>
      <text:p text:style-name="P14"/>
      <text:list xml:id="list5729861580628816396" text:style-name="L13">
        <text:list-item>
          <text:p text:style-name="P37">Big Problem in NLP</text:p>
          <text:list>
            <text:list-item>
              <text:p text:style-name="P37">Texte können sehr unterschiedlich sein, vom Stil her</text:p>
              <text:list>
                <text:list-item>
                  <text:p text:style-name="P37">Dokumentationen, Romane, Gedichte, Anleitungen</text:p>
                </text:list-item>
              </text:list>
            </text:list-item>
          </text:list>
        </text:list-item>
      </text:list>
      <text:p text:style-name="P10"/>
      <text:list xml:id="list112834741250284" text:continue-numbering="true" text:style-name="L13">
        <text:list-item>
          <text:p text:style-name="P88">Form text into readable Structure</text:p>
          <text:list>
            <text:list-item>
              <text:p text:style-name="P88">Token → Sequenz von Buchstaben als einzelne Gruppe (Wörter, Zeichen)</text:p>
            </text:list-item>
            <text:list-item>
              <text:p text:style-name="P88">Type → Einzigartiges Token (Wort sind mehrere Tokens, aber nur ein Type)</text:p>
            </text:list-item>
            <text:list-item>
              <text:p text:style-name="P88">Lexical Diversity → Type-Token-Ratio → Vokabular des Textes</text:p>
            </text:list-item>
            <text:list-item>
              <text:p text:style-name="P89">Hapaxes → Wort welches nur einmal im Text vorkommt</text:p>
            </text:list-item>
            <text:list-item>
              <text:p text:style-name="P89">Collocation → Wortsequenz die zusammen ungewöhnlich oft vorkommt</text:p>
            </text:list-item>
          </text:list>
        </text:list-item>
      </text:list>
      <text:p text:style-name="P11"/>
      <text:list xml:id="list112836101999379" text:continue-numbering="true" text:style-name="L13">
        <text:list-item>
          <text:p text:style-name="P89">Why is text analysis useful</text:p>
          <text:list>
            <text:list-item>
              <text:p text:style-name="P89">Themen und Genre können klassifiziert werden</text:p>
              <text:list>
                <text:list-item>
                  <text:p text:style-name="P89">Hilft Textarten zu unterscheiden</text:p>
                </text:list-item>
              </text:list>
            </text:list-item>
            <text:list-item>
              <text:p text:style-name="P89">Zugehörigkeit von Autoren herausfinden</text:p>
              <text:list>
                <text:list-item>
                  <text:p text:style-name="P89">Autor Profile, Cybermobbing Detektion</text:p>
                </text:list-item>
              </text:list>
            </text:list-item>
            <text:list-item>
              <text:p text:style-name="P89">Lesbarkeit für Personen testen (FSK Check)</text:p>
            </text:list-item>
            <text:list-item>
              <text:p text:style-name="P89">Schreib Assistenz</text:p>
            </text:list-item>
          </text:list>
        </text:list-item>
      </text:list>
      <text:p text:style-name="P32"/>
      <text:p text:style-name="P15">Lecture 03 – Writing Structured Programs</text:p>
      <text:p text:style-name="P15"/>
      <text:list xml:id="list4732450913200372520" text:style-name="L14">
        <text:list-item>
          <text:p text:style-name="P38">Warum ist Programmstruktur wichtig?</text:p>
          <text:list>
            <text:list-item>
              <text:p text:style-name="P38">Lesbarkeit und Wartbarkeit des Codes fallen leichter</text:p>
            </text:list-item>
          </text:list>
        </text:list-item>
      </text:list>
      <text:p text:style-name="P22"/>
      <text:list xml:id="list112835782104941" text:continue-numbering="true" text:style-name="L14">
        <text:list-item>
          <text:p text:style-name="P38">Funktionen für mehr Struktur<text:tab/></text:p>
          <text:list>
            <text:list-item>
              <text:p text:style-name="P38">Effektiver Weg Code zu verpacken und wiederbenutzbar zu machen</text:p>
            </text:list-item>
            <text:list-item>
              <text:p text:style-name="P38">Gute Funktions- und Variablennamen machen Programme lesbarer</text:p>
            </text:list-item>
            <text:list-item>
              <text:p text:style-name="P38">Dokumentieren von Funktionen macht die Verwendung leichter</text:p>
            </text:list-item>
          </text:list>
        </text:list-item>
      </text:list>
      <text:p text:style-name="P22"/>
      <text:list xml:id="list112834389872490" text:continue-numbering="true" text:style-name="L14">
        <text:list-item>
          <text:p text:style-name="P39">Generator Expressions liefern schnelleren Code</text:p>
          <text:list>
            <text:list-item>
              <text:p text:style-name="P39">List Comprehension bildet erst die Liste und führt dann die Operation aus</text:p>
            </text:list-item>
            <text:list-item>
              <text:p text:style-name="P39">Generator Expression <text:span text:style-name="T5">übergeben der Funktion jedes Element zum direkten ausführen</text:span></text:p>
            </text:list-item>
          </text:list>
        </text:list-item>
      </text:list>
      <text:p text:style-name="P23"/>
      <text:list xml:id="list112834456492672" text:continue-numbering="true" text:style-name="L14">
        <text:list-item>
          <text:p text:style-name="P40">List-of-Tuples VS. Dictionaries</text:p>
          <text:list>
            <text:list-item>
              <text:p text:style-name="P40">Dictionaries vereinfachen Suche erheblich nach bestimmten Einträgen</text:p>
            </text:list-item>
            <text:list-item>
              <text:p text:style-name="P40"><text:soft-page-break/>Keys sind einzigartig, nicht mehrere möglich, Eintrag muss Liste sein bei Mehrdeutigkeit</text:p>
            </text:list-item>
            <text:list-item>
              <text:p text:style-name="P41">Default<text:span text:style-name="T6">D</text:span>ics mit Ints sind nützlich um Elemente zu zählen</text:p>
            </text:list-item>
            <text:list-item>
              <text:p text:style-name="P42">DefaultDics werden generell gerne zum Akkumulieren von Wörtern verwendet (Anagramme finden) → nltk.Index(…)</text:p>
              <text:list>
                <text:list-item>
                  <text:p text:style-name="P42">Beispiel: Invertieren von Dictionaries:</text:p>
                  <text:list>
                    <text:list-item>
                      <text:p text:style-name="P42">pos _I = nltk.Index((value, key) for (key, value) in pos.items())</text:p>
                    </text:list-item>
                  </text:list>
                </text:list-item>
                <text:list-item>
                  <text:p text:style-name="P42">Beispiel: Finden von Anagrammen:</text:p>
                  <text:list>
                    <text:list-item>
                      <text:p text:style-name="P42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12836382371679" text:continue-numbering="true" text:style-name="L14">
        <text:list-item>
          <text:p text:style-name="P43">Wichtige Elemente strukturierter Programme</text:p>
          <text:list>
            <text:list-item>
              <text:p text:style-name="P43">Funktionen</text:p>
            </text:list-item>
            <text:list-item>
              <text:p text:style-name="P43">Lambda Ausdrücke</text:p>
            </text:list-item>
            <text:list-item>
              <text:p text:style-name="P43">Conditionals</text:p>
            </text:list-item>
            <text:list-item>
              <text:p text:style-name="P43">Sequences</text:p>
            </text:list-item>
            <text:list-item>
              <text:p text:style-name="P43">Dictionaries and Mappings</text:p>
            </text:list-item>
          </text:list>
        </text:list-item>
      </text:list>
      <text:p text:style-name="P25"/>
      <text:list xml:id="list112834897219140" text:continue-numbering="true" text:style-name="L14">
        <text:list-item>
          <text:p text:style-name="P43">Why is it useful?</text:p>
          <text:list>
            <text:list-item>
              <text:p text:style-name="P43">Programme und Bibliotheken sollen für die Öffentlichkeit geschrieben werden und für den späteren Gebrauch</text:p>
            </text:list-item>
            <text:list-item>
              <text:p text:style-name="P43">Wiederbenutzbare Teile und Code vereinfachen die Arbeit</text:p>
            </text:list-item>
            <text:list-item>
              <text:p text:style-name="P43">Reproduzierbare Ergebnisse</text:p>
            </text:list-item>
          </text:list>
        </text:list-item>
      </text:list>
      <text:p text:style-name="P25"/>
      <text:p text:style-name="P16">Lecture 04 – Accessing Text Corpora</text:p>
      <text:p text:style-name="P16"/>
      <text:list xml:id="list1426806531074413465" text:style-name="L15">
        <text:list-item>
          <text:p text:style-name="P44">NLTK stellt einige nützliche Text Corpora zur Textanalyse (Große Textmengen)</text:p>
          <text:list>
            <text:list-item>
              <text:p text:style-name="P44">Werden mit einem bestimmten Ziel designed</text:p>
              <text:list>
                <text:list-item>
                  <text:p text:style-name="P44">Material in einem oder mehreren Genres (Breit gefächert)</text:p>
                </text:list-item>
              </text:list>
            </text:list-item>
            <text:list-item>
              <text:p text:style-name="P44">Corpus teilt sich immer in Textblöcke(words, sents) und Fileids auf</text:p>
              <text:list>
                <text:list-item>
                  <text:p text:style-name="P44">Lassen sich wie Listen mit Wörtern behandeln</text:p>
                </text:list-item>
              </text:list>
            </text:list-item>
            <text:list-item>
              <text:p text:style-name="P44">Gutenberg Corpus</text:p>
              <text:list>
                <text:list-item>
                  <text:p text:style-name="P44">nltk.corpus.gutenberg…</text:p>
                </text:list-item>
                <text:list-item>
                  <text:p text:style-name="P45">Sammlung von Romanen</text:p>
                </text:list-item>
              </text:list>
            </text:list-item>
            <text:list-item>
              <text:p text:style-name="P44">Webtext</text:p>
              <text:list>
                <text:list-item>
                  <text:p text:style-name="P44">Corpus mit Chattexten und Forumseinträgen(Umgangssprache und Kürzel)</text:p>
                </text:list-item>
              </text:list>
            </text:list-item>
            <text:list-item>
              <text:p text:style-name="P45">Brown Corpus</text:p>
              <text:list>
                <text:list-item>
                  <text:p text:style-name="P45">Viele Texte aus vielen verschiedenen Genres (Englisch)</text:p>
                </text:list-item>
                <text:list-item>
                  <text:p text:style-name="P45">Aufgeteilt in categories → brown.categories()</text:p>
                </text:list-item>
                <text:list-item>
                  <text:p text:style-name="P45">Textzugriff via Kategorie: brown.words(categories=’news’)</text:p>
                </text:list-item>
                <text:list-item>
                  <text:p text:style-name="P45">Textzugriff via Fileids →<text:span text:style-name="T7"> </text:span>brown.words(fileids=[‘cg22’])</text:p>
                </text:list-item>
                <text:list-item>
                  <text:p text:style-name="P46">Sätze via Kategorien → brown.sents(categories=[‘news’, ‘editorial’])</text:p>
                </text:list-item>
                <text:list-item>
                  <text:p text:style-name="P46">Eine Kategorie pro Dokument</text:p>
                </text:list-item>
              </text:list>
            </text:list-item>
            <text:list-item>
              <text:p text:style-name="P46">Reuters Corpus</text:p>
              <text:list>
                <text:list-item>
                  <text:p text:style-name="P46">Besteht aus News Dokumenten</text:p>
                </text:list-item>
                <text:list-item>
                  <text:p text:style-name="P46">Gruppiert in Trainings- und Testsets</text:p>
                </text:list-item>
                <text:list-item>
                  <text:p text:style-name="P46">Mehrere Kategorien pro Dokument</text:p>
                </text:list-item>
              </text:list>
            </text:list-item>
            <text:list-item>
              <text:p text:style-name="P46">Verschiedene Corpora haben verschiedene Eigenschaften</text:p>
              <text:list>
                <text:list-item>
                  <text:p text:style-name="P46">isolated: Einfache Sammlung von Texten</text:p>
                </text:list-item>
                <text:list-item>
                  <text:p text:style-name="P46">categorized: Jeder Text gehört zu einer Kategorie</text:p>
                </text:list-item>
                <text:list-item>
                  <text:p text:style-name="P46"><text:soft-page-break/>overlapping: Jeder Text gehört zu einer oder mehreren Kategorien</text:p>
                </text:list-item>
                <text:list-item>
                  <text:p text:style-name="P46">temporal: Sprachnutzung über einen Zeitraum (Präsidentenreden) </text:p>
                </text:list-item>
              </text:list>
            </text:list-item>
            <text:list-item>
              <text:p text:style-name="P46">Verschiedene Zugriffsmöglichkeiten</text:p>
              <text:list>
                <text:list-item>
                  <text:p text:style-name="P46">fileids() → Liste mit allen File-IDs</text:p>
                </text:list-item>
                <text:list-item>
                  <text:p text:style-name="P46">fileids([categories]) → Alle File-IDs die zu gegebenen Kategorien gehören</text:p>
                </text:list-item>
                <text:list-item>
                  <text:p text:style-name="P46">categories() → Liste mit allen Kategorien</text:p>
                </text:list-item>
                <text:list-item>
                  <text:p text:style-name="P46">categories([fileids]) → Alle Kategorien die zu gegebenen File-IDs gehören</text:p>
                </text:list-item>
                <text:list-item>
                  <text:p text:style-name="P46">raw() → Der rohe Inhalt des kompletten Corpus (Chars)</text:p>
                </text:list-item>
                <text:list-item>
                  <text:p text:style-name="P46">words() → Alle Wörter eines Corpus</text:p>
                </text:list-item>
                <text:list-item>
                  <text:p text:style-name="P46">words(fileids/categories) → Wörter gefiltert nach ID oder Kategorie</text:p>
                </text:list-item>
                <text:list-item>
                  <text:p text:style-name="P46">sents() → Alle Sätze eines Corpus</text:p>
                </text:list-item>
                <text:list-item>
                  <text:p text:style-name="P46">sents(fileids/categories) → Sätze gefiltert nach ID oder Kategorie</text:p>
                </text:list-item>
              </text:list>
            </text:list-item>
          </text:list>
        </text:list-item>
      </text:list>
      <text:p text:style-name="P26"/>
      <text:list xml:id="list112834454731006" text:continue-numbering="true" text:style-name="L15">
        <text:list-item>
          <text:p text:style-name="P46">Conditional Frequency Distribution</text:p>
          <text:list>
            <text:list-item>
              <text:p text:style-name="P46">Bildet mehrere Verteilungen mit verschiedenen Bedingungen</text:p>
            </text:list-item>
            <text:list-item>
              <text:p text:style-name="P47">Bekommt Pärchen aus Bedingungen und Events und zählt Events die die Bedingungen erfüllen</text:p>
            </text:list-item>
            <text:list-item>
              <text:p text:style-name="P47">Können tabellarisch dargestellt werden zur besseren Analyse</text:p>
              <text:list>
                <text:list-item>
                  <text:p text:style-name="P47">cfd.tabulate(conditions=[‘cond1’, ‘cond2’], samples=range(8), cumulative=True)</text:p>
                </text:list-item>
              </text:list>
            </text:list-item>
            <text:list-item>
              <text:p text:style-name="P47">Können dazu genutzt werden eine Bigram Tabelle zu bilden</text:p>
              <text:list>
                <text:list-item>
                  <text:p text:style-name="P47">Bigramme dienen als Input für die Verteilungen</text:p>
                </text:list-item>
                <text:list-item>
                  <text:p text:style-name="P47">So findet man wahrscheinliche Folgewörter für bestimmte Wörter</text:p>
                  <text:list>
                    <text:list-item>
                      <text:p text:style-name="P47">Wird in der Autocomplete Songs App verwendet</text:p>
                    </text:list-item>
                  </text:list>
                </text:list-item>
              </text:list>
            </text:list-item>
            <text:list-item>
              <text:p text:style-name="P47">Sehr effizient um Genres stilistisch miteinander zu vergleichen (Konjunktivtest)</text:p>
            </text:list-item>
            <text:list-item>
              <text:p text:style-name="P47">Kann Wortnutzung über die Zeit in selben Texten visualisieren (Präsidentenreden)</text:p>
            </text:list-item>
          </text:list>
        </text:list-item>
      </text:list>
      <text:p text:style-name="P6"/>
      <text:p text:style-name="P17">Lecture 05 – Lexical Ressources</text:p>
      <text:p text:style-name="P17"/>
      <text:list xml:id="list7660508087504310949" text:style-name="L16">
        <text:list-item>
          <text:p text:style-name="P48">Hauptproblem der Sprachanalyse stellt die Mehrdeutigkeit in der menschlichen Sprache dar</text:p>
          <text:list>
            <text:list-item>
              <text:p text:style-name="P48">Buchstabierung: color ↔ colour</text:p>
            </text:list-item>
            <text:list-item>
              <text:p text:style-name="P48">Aussprache: China ↔ Schina ↔ Kina</text:p>
            </text:list-item>
            <text:list-item>
              <text:p text:style-name="P48">Worttrennungen: Sommer-/Wintersemester</text:p>
            </text:list-item>
            <text:list-item>
              <text:p text:style-name="P48">Satzstellungen: He lives in Mulberry Dr. ↔ Dr- Watson left the room</text:p>
            </text:list-item>
            <text:list-item>
              <text:p text:style-name="P48">Bedeutung: Bank (Gebäude ↔ Sitzgelegenheit ↔ Insitution)</text:p>
            </text:list-item>
            <text:list-item>
              <text:p text:style-name="P48">Interpretation von Umgangssprache: Time flies like an arrow.</text:p>
              <text:p text:style-name="P48"/>
            </text:list-item>
          </text:list>
        </text:list-item>
        <text:list-item>
          <text:p text:style-name="P48">Homonyms → Wörter mit selber Buchstabierung aber verschiedener Bedeutung</text:p>
          <text:list>
            <text:list-item>
              <text:p text:style-name="P48">I saw the saw</text:p>
              <text:p text:style-name="P48"/>
            </text:list-item>
          </text:list>
        </text:list-item>
        <text:list-item>
          <text:p text:style-name="P48">Syntactic Ambiguity → Sätze können verschiedene Interpretationen haben</text:p>
          <text:list>
            <text:list-item>
              <text:p text:style-name="P48">I’m glad I’m a man, and so is Lola</text:p>
              <text:list>
                <text:list-item>
                  <text:p text:style-name="P48">Lola und ich sind beide froh, dass ich ein Mann bin</text:p>
                </text:list-item>
                <text:list-item>
                  <text:p text:style-name="P48">Ich bin froh, dass Lola und ich Männer sind</text:p>
                  <text:p text:style-name="P48"/>
                </text:list-item>
              </text:list>
            </text:list-item>
          </text:list>
        </text:list-item>
        <text:list-item>
          <text:p text:style-name="P49">Lexical Ressource → Sammlung von Wörtern mit dazugehörigen Informationen zum Text (Kategorie, Sinn, Bedeutung)</text:p>
          <text:list>
            <text:list-item>
              <text:p text:style-name="P49">Einfachste Form ist Liste mit Wörtern</text:p>
            </text:list-item>
            <text:list-item>
              <text:p text:style-name="P49">Anwendung in bei Themenwörtern (Biologie, Mathe)</text:p>
            </text:list-item>
            <text:list-item>
              <text:p text:style-name="P49">Bildet Basis Vokabular</text:p>
            </text:list-item>
            <text:list-item>
              <text:p text:style-name="P49"><text:soft-page-break/>Beispiel ist auch eine Liste mit Ortsnamen (Städte, Länder, Regionen)</text:p>
            </text:list-item>
            <text:list-item>
              <text:p text:style-name="P49">Bekannte Filterworte sind Stopwords (to, the, also)</text:p>
              <text:p text:style-name="P49"/>
            </text:list-item>
          </text:list>
        </text:list-item>
        <text:list-item>
          <text:p text:style-name="P49">Für Lexical Ressources gibt es eigene Corpora mit den Standard Zugriffsmethoden</text:p>
          <text:list>
            <text:list-item>
              <text:p text:style-name="P49">Nützlich um ungewöhnliche Wörter in einem Corpus zu finden</text:p>
            </text:list-item>
            <text:list-item>
              <text:p text:style-name="P50">Anwendung um Anteil von Stopwords in einem Text zu untersuchen</text:p>
            </text:list-item>
            <text:list-item>
              <text:p text:style-name="P50">Kann genutzt werden um ein Wortpuzzle zu lösen (Mit FreqDists)</text:p>
            </text:list-item>
            <text:list-item>
              <text:p text:style-name="P50">Kann zum Übersetzen von Wörtern benutzt werden (Swadesh Words)</text:p>
            </text:list-item>
            <text:list-item>
              <text:p text:style-name="P50">Verschiedene Sprachen können analysiert werden</text:p>
              <text:p text:style-name="P50"/>
            </text:list-item>
          </text:list>
        </text:list-item>
        <text:list-item>
          <text:p text:style-name="P50">Weitere große Herausforderung ist das Erkennen von gesprochener Sprache</text:p>
          <text:list>
            <text:list-item>
              <text:p text:style-name="P50">Mehrere Dialekte werden verwendet</text:p>
            </text:list-item>
            <text:list-item>
              <text:p text:style-name="P50">cmudict ist spezieller Corpus für solche Zwecke</text:p>
              <text:list>
                <text:list-item>
                  <text:p text:style-name="P50">Enthält Phonetisches Alphabet in mehreren Möglichkeiten</text:p>
                  <text:p text:style-name="P50"/>
                </text:list-item>
              </text:list>
            </text:list-item>
          </text:list>
        </text:list-item>
        <text:list-item>
          <text:p text:style-name="P50">Wordnet stellt Corpus mit Beziehungen der einzelnen Wörter</text:p>
          <text:list>
            <text:list-item>
              <text:p text:style-name="P50">wn.synsets(‘word’) → Liefert alle Synonyme von word als Synsetobjekt</text:p>
            </text:list-item>
            <text:list-item>
              <text:p text:style-name="P50">wn.synset(‘synset-obj’).lemma_names() → Gibt alle Synonyme als Wörterliste zurück</text:p>
            </text:list-item>
            <text:list-item>
              <text:p text:style-name="P50">Synsets sind hierarchisch verknüpft wie in einem Baum</text:p>
              <text:list>
                <text:list-item>
                  <text:p text:style-name="P50">Motor Vehicle → (Motorcar, Go-Kart, Truck): IS A – Beziehung</text:p>
                </text:list-item>
                <text:list-item>
                  <text:p text:style-name="P50">synset,hyponyms() → Liefert alle Kinder als Synset Objekte</text:p>
                </text:list-item>
                <text:list-item>
                  <text:p text:style-name="P50">synset.hypernyms() → Liefert alle Eltern als Synset Objekte <text:span text:style-name="T8">(Multipath möglich)</text:span></text:p>
                  <text:list>
                    <text:list-item>
                      <text:p text:style-name="P51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51">Meronyme: Von Gegenständen zu ihren Komponenten (Baum → Ast, Krone, Stamm)</text:p>
            </text:list-item>
            <text:list-item>
              <text:p text:style-name="P51">Holonyme: Von Gegenständen zu dem in dem sie enthalten sind (Baum → Wald)</text:p>
            </text:list-item>
            <text:list-item>
              <text:p text:style-name="P51">Antonyme: Finden von Gegenteilen (Supply → Demand)</text:p>
              <text:p text:style-name="P51"/>
            </text:list-item>
          </text:list>
        </text:list-item>
        <text:list-item>
          <text:p text:style-name="P51">Semantic Relatedness kann nützlich sein für die Internetsuche, da auch Synonyme gesucht werden</text:p>
          <text:list>
            <text:list-item>
              <text:p text:style-name="P51">Beziehungsstatus kann durch die Nähe zu anderen Elementen ermittelt werden</text:p>
              <text:list>
                <text:list-item>
                  <text:p text:style-name="P51">synset.lowest_common_hypernym(synset2) → Nächstes Elternelement</text:p>
                </text:list-item>
                <text:list-item>
                  <text:p text:style-name="P51">synset1.min_depth() → Tiefe im Baum von “Entity” aus</text:p>
                </text:list-item>
                <text:list-item>
                  <text:p text:style-name="P51">synset1.path_similarity(synset2) → Liefert Bewertung des Beziehungsstatus <text:span text:style-name="T9">aufsteigend</text:span></text:p>
                </text:list-item>
              </text:list>
            </text:list-item>
          </text:list>
        </text:list-item>
      </text:list>
      <text:p text:style-name="P28"/>
      <text:list xml:id="list112836125200538" text:continue-numbering="true" text:style-name="L16">
        <text:list-item>
          <text:p text:style-name="P52">Why is it useful?</text:p>
          <text:list>
            <text:list-item>
              <text:p text:style-name="P52">Effiziente Informations Extraktion</text:p>
              <text:list>
                <text:list-item>
                  <text:p text:style-name="P52">Neue und schlauere Internet Such Maschinen</text:p>
                </text:list-item>
                <text:list-item>
                  <text:p text:style-name="P52">Erleichtern der Textsuche in einem Katalog mit mehreren Einträgen</text:p>
                </text:list-item>
              </text:list>
            </text:list-item>
            <text:list-item>
              <text:p text:style-name="P52">Text Ähnlichkeit überprüfen</text:p>
              <text:list>
                <text:list-item>
                  <text:p text:style-name="P52">Plagiarismuscheck</text:p>
                </text:list-item>
                <text:list-item>
                  <text:p text:style-name="P52">Identifizieren von Redundanzen</text:p>
                </text:list-item>
              </text:list>
            </text:list-item>
            <text:list-item>
              <text:p text:style-name="P52">Folgerungsbeziehungen in Texten identifizieren und analysieren</text:p>
            </text:list-item>
          </text:list>
        </text:list-item>
      </text:list>
      <text:p text:style-name="P28"/>
      <text:p text:style-name="P18"><text:span text:style-name="T10">Lecture </text:span>06 – Processing Raw Text</text:p>
      <text:p text:style-name="P27"/>
      <text:list xml:id="list2570810724546376489" text:style-name="L17">
        <text:list-item>
          <text:p text:style-name="P54">Typische Pipeline für Textverarbeitung</text:p>
          <text:list>
            <text:list-item>
              <text:p text:style-name="P54">Obtein → Read → Clean/Prepare → Preprocess → Analyze</text:p>
              <text:p text:style-name="P54"/>
            </text:list-item>
          </text:list>
        </text:list-item>
        <text:list-item>
          <text:p text:style-name="P54"><text:soft-page-break/>NLTK besitzt nicht unendlich viele Textquellen, man braucht Alternativen</text:p>
          <text:list>
            <text:list-item>
              <text:p text:style-name="P54">Raw Text aus dem Internet</text:p>
              <text:list>
                <text:list-item>
                  <text:p text:style-name="P54">Txt files direkt von Seiten via urllib.request / urlopen(url).read()</text:p>
                </text:list-item>
                <text:list-item>
                  <text:p text:style-name="P54">Tokenization mit nltk.word_tokenize(…)</text:p>
                </text:list-item>
                <text:list-item>
                  <text:p text:style-name="P54">Erstellen eines nltk Textes → nltk.Text(tokens)</text:p>
                </text:list-item>
              </text:list>
            </text:list-item>
            <text:list-item>
              <text:p text:style-name="P54">Text aus HTML filtern</text:p>
              <text:list>
                <text:list-item>
                  <text:p text:style-name="P54">Seite mit urlopen(url).read() lesen</text:p>
                </text:list-item>
                <text:list-item>
                  <text:p text:style-name="P54">Vor der Weiterverarbeitung mit BeautifulSoup aufräumen</text:p>
                </text:list-item>
                <text:list-item>
                  <text:p text:style-name="P54">Tokenization → Textgenerator</text:p>
                </text:list-item>
              </text:list>
            </text:list-item>
            <text:list-item>
              <text:p text:style-name="P54">Text aus Blogs filtern</text:p>
              <text:list>
                <text:list-item>
                  <text:p text:style-name="P54">feedparser.parse(url)</text:p>
                </text:list-item>
                <text:list-item>
                  <text:p text:style-name="P55">Tokenization → Textgenerator</text:p>
                </text:list-item>
              </text:list>
            </text:list-item>
            <text:list-item>
              <text:p text:style-name="P56">Text aus lokalen Dateien<text:tab/></text:p>
              <text:list>
                <text:list-item>
                  <text:p text:style-name="P56">f = open(path)</text:p>
                </text:list-item>
                <text:list-item>
                  <text:p text:style-name="P56">raw = f.read() → Liest die Datei</text:p>
                </text:list-item>
                <text:list-item>
                  <text:p text:style-name="P56">f.write(raw) → Schreibt die Datei</text:p>
                </text:list-item>
                <text:list-item>
                  <text:p text:style-name="P56">line.strip() um Leerzeilen zu erkennen</text:p>
                  <text:p text:style-name="P56"/>
                </text:list-item>
              </text:list>
            </text:list-item>
          </text:list>
        </text:list-item>
        <text:list-item>
          <text:p text:style-name="P57">String Darstellung in Python</text:p>
          <text:list>
            <text:list-item>
              <text:p text:style-name="P57">Dateien einzulesen liefert Bytestreams, keine Python Strings</text:p>
              <text:list>
                <text:list-item>
                  <text:p text:style-name="P57">Kodierung ist entweder ASCII oder Unicode</text:p>
                  <text:list>
                    <text:list-item>
                      <text:p text:style-name="P57">ASCII → 1:1 Übungsetzung zu Characters möglich</text:p>
                    </text:list-item>
                    <text:list-item>
                      <text:p text:style-name="P57">Unicode → Kodierung bestimmt Übersetzung (utf-8, iso)</text:p>
                    </text:list-item>
                    <text:list-item>
                      <text:p text:style-name="P57">In Python wird Unicode verwendet</text:p>
                    </text:list-item>
                  </text:list>
                </text:list-item>
              </text:list>
            </text:list-item>
            <text:list-item>
              <text:p text:style-name="P57">Konvertierung ist jederzeit möglich</text:p>
              <text:list>
                <text:list-item>
                  <text:p text:style-name="P57">str.encode(‘utf-8’) → Bytestreams</text:p>
                </text:list-item>
                <text:list-item>
                  <text:p text:style-name="P57">bytes.decode(‘utf-8’) → String</text:p>
                </text:list-item>
              </text:list>
            </text:list-item>
          </text:list>
        </text:list-item>
      </text:list>
      <text:p text:style-name="P29"/>
      <text:list xml:id="list112835533518286" text:continue-numbering="true" text:style-name="L17">
        <text:list-item>
          <text:p text:style-name="P57">Reguläre Ausdrücke für Textanalyse</text:p>
          <text:list>
            <text:list-item>
              <text:p text:style-name="P57">Verwendung um bestimmte Pattern in Texten zu finden</text:p>
            </text:list-item>
            <text:list-item>
              <text:p text:style-name="P57">Befinden sich in Python im module ‘re’</text:p>
            </text:list-item>
            <text:list-item>
              <text:p text:style-name="P57">$ → Matched auf das Ende eines Textes</text:p>
            </text:list-item>
            <text:list-item>
              <text:p text:style-name="P57">. → Wildcardsymbol</text:p>
            </text:list-item>
            <text:list-item>
              <text:p text:style-name="P57">^ → Matched auf den Beginn eines Textes</text:p>
            </text:list-item>
            <text:list-item>
              <text:p text:style-name="P57">? → Spezifiziert das vorherige Zeichen als optional</text:p>
            </text:list-item>
            <text:list-item>
              <text:p text:style-name="P57">+ → <text:span text:style-name="T11">Matched auf einen oder mehreren Folgesymbole</text:span></text:p>
            </text:list-item>
            <text:list-item>
              <text:p text:style-name="P57">* →<text:span text:style-name="T11"> Matched auf null oder mehrere Folgesymbole</text:span></text:p>
            </text:list-item>
            <text:list-item>
              <text:p text:style-name="P58">^ in einer [] Invertiert die Gruppe in []</text:p>
            </text:list-item>
            <text:list-item>
              <text:p text:style-name="P58">\ Escaped das Folgesymbol</text:p>
            </text:list-item>
            <text:list-item>
              <text:p text:style-name="P58">{x,y} → Gibt ein Intervall an, wie oft das Folgesymbol kommen darf (1-3)</text:p>
            </text:list-item>
            <text:list-item>
              <text:p text:style-name="P58">| → Matched auf Disjunktionen</text:p>
            </text:list-item>
            <text:list-item>
              <text:p text:style-name="P58">re.findall(r’(pattern)) → Findet alle gematchten Patterns</text:p>
            </text:list-item>
            <text:list-item>
              <text:p text:style-name="P58">re.findall(r’(?:pattern)) → Findet alle Wörter mit einem gematchten Pattern</text:p>
            </text:list-item>
          </text:list>
        </text:list-item>
      </text:list>
      <text:p text:style-name="P30"/>
      <text:list xml:id="list112834947669758" text:continue-numbering="true" text:style-name="L17">
        <text:list-item>
          <text:p text:style-name="P59">Normalisierung von Text</text:p>
          <text:list>
            <text:list-item>
              <text:p text:style-name="P59">Alles in Kleinbuchstaben umwandeln ist eine Art der Normalisierung</text:p>
            </text:list-item>
            <text:list-item>
              <text:p text:style-name="P59">Stemming ebenfalls</text:p>
              <text:list>
                <text:list-item>
                  <text:p text:style-name="P59">Abschneiden von Endungen, filtern des reinen Wortes</text:p>
                </text:list-item>
              </text:list>
            </text:list-item>
            <text:list-item>
              <text:p text:style-name="P59"><text:soft-page-break/>Lemmatization</text:p>
              <text:list>
                <text:list-item>
                  <text:p text:style-name="P59">Wort in eine bekannte Form aus einem Dictionary umwandeln</text:p>
                </text:list-item>
              </text:list>
            </text:list-item>
            <text:list-item>
              <text:p text:style-name="P59">Tokenization</text:p>
              <text:list>
                <text:list-item>
                  <text:p text:style-name="P59">Reinen Text in Wortliste umwandeln, verschiedene Arten möglich</text:p>
                  <text:list>
                    <text:list-item>
                      <text:p text:style-name="P59">Trennen nur bei Whitespaces</text:p>
                    </text:list-item>
                    <text:list-item>
                      <text:p text:style-name="P59">Trennen bei bestimmten Symbolen</text:p>
                    </text:list-item>
                    <text:list-item>
                      <text:p text:style-name="P59">Wort und Kürzelerkennung</text:p>
                    </text:list-item>
                  </text:list>
                </text:list-item>
              </text:list>
            </text:list-item>
            <text:list-item>
              <text:p text:style-name="P59">Segmentation</text:p>
              <text:list>
                <text:list-item>
                  <text:p text:style-name="P90">Aufsplitten des Textes in Sätze</text:p>
                </text:list-item>
              </text:list>
            </text:list-item>
          </text:list>
        </text:list-item>
      </text:list>
      <text:p text:style-name="P33"/>
      <text:list xml:id="list112835571125489" text:continue-numbering="true" text:style-name="L17">
        <text:list-item>
          <text:p text:style-name="P91">Why is it useful?</text:p>
          <text:list>
            <text:list-item>
              <text:p text:style-name="P91">NLP Preprocessing</text:p>
              <text:list>
                <text:list-item>
                  <text:p text:style-name="P91">Segmentation und Normalization sind entscheidene Vorbereitungsarbeiten</text:p>
                </text:list-item>
              </text:list>
            </text:list-item>
            <text:list-item>
              <text:p text:style-name="P91">Erstellen neuer Corpora mit sauberen Inhalten</text:p>
              <text:list>
                <text:list-item>
                  <text:p text:style-name="P91">Wahl der Kodierung ist eventuell auch wichtig für einen Corpus</text:p>
                </text:list-item>
              </text:list>
            </text:list-item>
            <text:list-item>
              <text:p text:style-name="P91">Extraktion von Informationen</text:p>
              <text:list>
                <text:list-item>
                  <text:p text:style-name="P91">Regelbasierte Systeme sind oft sehr gut mit regulären Ausdrücken analysierbar</text:p>
                </text:list-item>
              </text:list>
            </text:list-item>
          </text:list>
        </text:list-item>
      </text:list>
      <text:p text:style-name="P34"/>
      <text:p text:style-name="P19">Lecture 07 – Categorizing Words</text:p>
      <text:p text:style-name="P19"/>
      <text:list xml:id="list324186448980681327" text:style-name="L18">
        <text:list-item>
          <text:p text:style-name="P53">Part-Of-Speech Tagging</text:p>
          <text:list>
            <text:list-item>
              <text:p text:style-name="P53">Klassifizieren der Wörter nach ihrer Art (Verben, Nomen, Adjektive…)</text:p>
            </text:list-item>
            <text:list-item>
              <text:p text:style-name="P53">Wort Arten sind auch bekannt unter “Word Classes” oder “Lexical Categories”</text:p>
            </text:list-item>
            <text:list-item>
              <text:p text:style-name="P53">Die verwendeten Kategorien sind die “Tagsets”</text:p>
            </text:list-item>
          </text:list>
        </text:list-item>
      </text:list>
      <text:p text:style-name="P31"/>
      <text:list xml:id="list112836132823474" text:continue-numbering="true" text:style-name="L18">
        <text:list-item>
          <text:p text:style-name="P53">Word Classes sind abhänging vom Kontext in dem sie auftauchen</text:p>
          <text:list>
            <text:list-item>
              <text:p text:style-name="P60">Ähnliche Word Classes tauchen auch immer in ähnlichem Kontext auf</text:p>
            </text:list-item>
            <text:list-item>
              <text:p text:style-name="P62">Gleiche Wörter können unterschiedliche Word Classes haben</text:p>
            </text:list-item>
          </text:list>
        </text:list-item>
      </text:list>
      <text:p text:style-name="P61"/>
      <text:list xml:id="list112835116758078" text:continue-numbering="true" text:style-name="L18">
        <text:list-item>
          <text:p text:style-name="P60">nltk.pos_tag(text) → Fügt die Wort Art in Tupeln an den Text</text:p>
          <text:list>
            <text:list-item>
              <text:p text:style-name="P60">Automatischer Tagger (95-98% korrekt)</text:p>
            </text:list-item>
          </text:list>
        </text:list-item>
      </text:list>
      <text:p text:style-name="P61"/>
      <text:list xml:id="list112835568740647" text:continue-numbering="true" text:style-name="L18">
        <text:list-item>
          <text:p text:style-name="P60">Viele Corpora <text:span text:style-name="T12">sind von sich aus schon getagged</text:span></text:p>
          <text:list>
            <text:list-item>
              <text:p text:style-name="P62">Zugriff über corpus.tagged_words() → Liefert Tupel</text:p>
            </text:list-item>
            <text:list-item>
              <text:p text:style-name="P62">Nicht jeder Corpus benutzt das selbe Tagset</text:p>
            </text:list-item>
            <text:list-item>
              <text:p text:style-name="P62">Es existiert ein Mapping auf ein universelles Tagset von nltk</text:p>
            </text:list-item>
          </text:list>
        </text:list-item>
      </text:list>
      <text:p text:style-name="P63"/>
      <text:list xml:id="list112835241463976" text:continue-numbering="true" text:style-name="L18">
        <text:list-item>
          <text:p text:style-name="P62">Tagsets enthalten alle ihre Tags mit Erklärung welche Wort Art es repräsentiert</text:p>
          <text:list>
            <text:list-item>
              <text:p text:style-name="P62">Ähnliche Tags teilen sich selbes Prefix (V → Verben)</text:p>
            </text:list-item>
            <text:list-item>
              <text:p text:style-name="P62">Tagsets sind Sprach und Corpus spezifisch</text:p>
            </text:list-item>
            <text:list-item>
              <text:p text:style-name="P62">Universal Tagset: 12 grobe Einteilungen</text:p>
            </text:list-item>
          </text:list>
        </text:list-item>
      </text:list>
      <text:p text:style-name="P63"/>
      <text:list xml:id="list112834766735490" text:continue-numbering="true" text:style-name="L18">
        <text:list-item>
          <text:p text:style-name="P62">Tags ermöglichen zu analysieren in welcher Folge bestimmte Tags in bestimmten Sprachen auftauchen.</text:p>
          <text:list>
            <text:list-item>
              <text:p text:style-name="P64">Analyse von Nachbar Tags bestimmter Wörter</text:p>
            </text:list-item>
            <text:list-item>
              <text:p text:style-name="P64">Finden von Wörtern die sehr starke Mehrdeutigkeiten in Bezug auf ihr Tag haben</text:p>
            </text:list-item>
          </text:list>
        </text:list-item>
      </text:list>
      <text:p text:style-name="P65"/>
      <text:list xml:id="list112834374774023" text:continue-numbering="true" text:style-name="L18">
        <text:list-item>
          <text:p text:style-name="P64">Why is it useful?</text:p>
          <text:list>
            <text:list-item>
              <text:p text:style-name="P64">Linguistik von Corpora</text:p>
              <text:list>
                <text:list-item>
                  <text:p text:style-name="P64"><text:soft-page-break/>Wie benutzen wir Sprachen</text:p>
                </text:list-item>
                <text:list-item>
                  <text:p text:style-name="P64">Welche Wort Arten existieren</text:p>
                </text:list-item>
              </text:list>
            </text:list-item>
            <text:list-item>
              <text:p text:style-name="P64">Hilft für das Preprocessing von NLP</text:p>
              <text:list>
                <text:list-item>
                  <text:p text:style-name="P64">Löschen von bestimmten Tags</text:p>
                </text:list-item>
              </text:list>
            </text:list-item>
            <text:list-item>
              <text:p text:style-name="P64">Extraktion von Keywords in einem Text (Nomen sind oft Keywords)</text:p>
            </text:list-item>
          </text:list>
        </text:list-item>
      </text:list>
      <text:p text:style-name="P65"/>
      <text:p text:style-name="P98">Lecture 08 – Automatic Tagging</text:p>
      <text:p text:style-name="P98"/>
      <text:list xml:id="list3572185001953106995" text:style-name="L20">
        <text:list-item>
          <text:p text:style-name="P92">Um Texte automatisch zu taggen, gibt es verschiedene Hinweise in Texten um die Word Classes zu finden</text:p>
          <text:list>
            <text:list-item>
              <text:p text:style-name="P92">Morphologische Hinweise</text:p>
              <text:list>
                <text:list-item>
                  <text:p text:style-name="P92">Innere Struktur eines Wortes → Suffix und Prefixe</text:p>
                  <text:list>
                    <text:list-item>
                      <text:p text:style-name="P92">happy → happiness</text:p>
                    </text:list-item>
                  </text:list>
                </text:list-item>
              </text:list>
            </text:list-item>
            <text:list-item>
              <text:p text:style-name="P92">Syntaktische Hinweise</text:p>
              <text:list>
                <text:list-item>
                  <text:p text:style-name="P92">Art der Nachbarschaft eines Wortes</text:p>
                  <text:list>
                    <text:list-item>
                      <text:p text:style-name="P92">Auf Adjektive folgten meist immer Nomen</text:p>
                    </text:list-item>
                    <text:list-item>
                      <text:p text:style-name="P92">Hinter Verben kommen oft Adjektive</text:p>
                    </text:list-item>
                  </text:list>
                </text:list-item>
              </text:list>
            </text:list-item>
            <text:list-item>
              <text:p text:style-name="P92">Semantische Hinweise</text:p>
              <text:list>
                <text:list-item>
                  <text:p text:style-name="P92">Bedeutung eines Wortes</text:p>
                  <text:list>
                    <text:list-item>
                      <text:p text:style-name="P92">Orte, Personen und Dinge sind meist Nomen</text:p>
                    </text:list-item>
                    <text:list-item>
                      <text:p text:style-name="P92">Wörter die Zustände ändern sind meist Verben</text:p>
                    </text:list-item>
                    <text:list-item>
                      <text:p text:style-name="P92">Beschreibende Worte sind oft Adjektive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12835911001856" text:continue-numbering="true" text:style-name="L20">
        <text:list-item>
          <text:p text:style-name="P92">Für automatisches Tagging gibt es noch andere Alternativen</text:p>
          <text:list>
            <text:list-item>
              <text:p text:style-name="P94">Tagging mit morphologischen Features</text:p>
              <text:list>
                <text:list-item>
                  <text:p text:style-name="P94">Da geht sie → (Nom, 3RD, SG)</text:p>
                </text:list-item>
              </text:list>
            </text:list-item>
            <text:list-item>
              <text:p text:style-name="P94">Tagging mit “Sense Numbers”</text:p>
              <text:list>
                <text:list-item>
                  <text:p text:style-name="P94">Tag wird aus anderem Corpus genommen</text:p>
                </text:list-item>
                <text:list-item>
                  <text:p text:style-name="P94">Gewichtet mit einer Zahl, wie viele ähnliche Wörter den selben Tag haben</text:p>
                </text:list-item>
              </text:list>
            </text:list-item>
            <text:list-item>
              <text:p text:style-name="P94">Tagging mit einem Betonungstag</text:p>
              <text:list>
                <text:list-item>
                  <text:p text:style-name="P94">&lt;emphasis&gt;word&lt;/emphasis&gt;</text:p>
                </text:list-item>
              </text:list>
            </text:list-item>
          </text:list>
        </text:list-item>
      </text:list>
      <text:p text:style-name="P95"/>
      <text:list xml:id="list112835986748933" text:continue-numbering="true" text:style-name="L20">
        <text:list-item>
          <text:p text:style-name="P94">Automatisches Taggen Schrittweise</text:p>
          <text:list>
            <text:list-item>
              <text:p text:style-name="P94">Default Tagger → Jedes Wort bekommt den selben Tag</text:p>
              <text:list>
                <text:list-item>
                  <text:p text:style-name="P94">Meist als Backoff am Ende verwendet</text:p>
                </text:list-item>
              </text:list>
            </text:list-item>
            <text:list-item>
              <text:p text:style-name="P94">Regular Expression Tagger</text:p>
              <text:list>
                <text:list-item>
                  <text:p text:style-name="P94">Wort Arten werden zu Patterns gematched, Patterns werden von oben nach unten geprüft</text:p>
                </text:list-item>
              </text:list>
            </text:list-item>
            <text:list-item>
              <text:p text:style-name="P94">Lookup Tagger → Suche für ein Wort das wahrscheinlichste Tag in einem Corpus</text:p>
              <text:list>
                <text:list-item>
                  <text:p text:style-name="P94">Wird als Unigram Tagger verwendet</text:p>
                </text:list-item>
              </text:list>
            </text:list-item>
            <text:list-item>
              <text:p text:style-name="P94">Bigram Tagger → Bekommt Trainingsset und tagged so einen neuen Satz </text:p>
              <text:list>
                <text:list-item>
                  <text:p text:style-name="P94">Sehr schlechte Performance wenn Sätze nicht im Trainingsset waren</text:p>
                </text:list-item>
              </text:list>
            </text:list-item>
            <text:list-item>
              <text:p text:style-name="P94">Kombinieren der obigen Tagger:</text:p>
              <text:list>
                <text:list-item>
                  <text:p text:style-name="P94">Alle obigen Tagger sind in nltk als Tagger bereits implementiert</text:p>
                </text:list-item>
                <text:list-item>
                  <text:p text:style-name="P94">Man übergibt ihnen ein Trainingsset und einen Backoff-Tagger</text:p>
                </text:list-item>
                <text:list-item>
                  <text:p text:style-name="P94">Kette von Taggern möglich bis zum letzten (Kein Backoff), meist Default Tagger</text:p>
                </text:list-item>
              </text:list>
            </text:list-item>
          </text:list>
        </text:list-item>
      </text:list>
      <text:p text:style-name="P95"/>
      <text:list xml:id="list112835234305399" text:continue-numbering="true" text:style-name="L20">
        <text:list-item>
          <text:p text:style-name="P94">Evaluation eines Taggers:</text:p>
          <text:list>
            <text:list-item>
              <text:p text:style-name="P94">Es wird ein Trainingsset und ein Testset benötigt</text:p>
              <text:list>
                <text:list-item>
                  <text:p text:style-name="P94"><text:soft-page-break/>Performance ist verfälscht wenn Trainingsset = Testset</text:p>
                </text:list-item>
                <text:list-item>
                  <text:p text:style-name="P96">Testset enthält den Gold-Standard nachdem verglichen wird</text:p>
                </text:list-item>
              </text:list>
            </text:list-item>
            <text:list-item>
              <text:p text:style-name="P94">Anzahl richtiger Tags wird durch Anzahl aller Wörter geteilt = Accuracy</text:p>
            </text:list-item>
            <text:list-item>
              <text:p text:style-name="P96">Performance Analyse von Taggern mit Hilfe einer Confusion Matrix</text:p>
              <text:list>
                <text:list-item>
                  <text:p text:style-name="P96">Zeilen stehen für tatsächliche Tags, Spalten für detektierte Tags</text:p>
                </text:list-item>
                <text:list-item>
                  <text:p text:style-name="P96">Diagonale sind korrekte Klassifizierung</text:p>
                </text:list-item>
                <text:list-item>
                  <text:p text:style-name="P96">Nicht auf Diagonale liegend sind Fehl Klassifizierung</text:p>
                </text:list-item>
              </text:list>
            </text:list-item>
            <text:list-item>
              <text:p text:style-name="P96">Performance Metriken sind oft schwer festzulegen</text:p>
              <text:list>
                <text:list-item>
                  <text:p text:style-name="P96">Untere Grenze → Baseline (Default Tagger)</text:p>
                </text:list-item>
                <text:list-item>
                  <text:p text:style-name="P96">Obere Grenze → Menschliche Performance</text:p>
                </text:list-item>
              </text:list>
            </text:list-item>
          </text:list>
        </text:list-item>
      </text:list>
      <text:p text:style-name="P97"/>
      <text:list xml:id="list112835693945610" text:continue-numbering="true" text:style-name="L20">
        <text:list-item>
          <text:p text:style-name="P96">Training benötigt oft lange Trainingszeiten</text:p>
          <text:list>
            <text:list-item>
              <text:p text:style-name="P96">Nach Training kann man Tagger speichern und immer wieder laden</text:p>
              <text:list>
                <text:list-item>
                  <text:p text:style-name="P96">Speicherung als .pickle Datei</text:p>
                </text:list-item>
              </text:list>
            </text:list-item>
          </text:list>
        </text:list-item>
      </text:list>
      <text:p text:style-name="P97"/>
      <text:list xml:id="list112834968076982" text:continue-numbering="true" text:style-name="L20">
        <text:list-item>
          <text:p text:style-name="P96">Why is it useful?</text:p>
          <text:list>
            <text:list-item>
              <text:p text:style-name="P96">Sprach Synthese → Bringt dem Computer bei welche Wörter betont werden müssen</text:p>
            </text:list-item>
            <text:list-item>
              <text:p text:style-name="P96">Informations Extraktion → Suche nach book als Buch und nicht als buchen</text:p>
            </text:list-item>
            <text:list-item>
              <text:p text:style-name="P96">Rausfinden welchen Sinn ein Satz überhaupt hat.</text:p>
              <text:list>
                <text:list-item>
                  <text:p text:style-name="P96">Finden von Alternativausdrücken für einen Satz</text:p>
                </text:list-item>
              </text:list>
            </text:list-item>
          </text:list>
        </text:list-item>
      </text:list>
      <text:p text:style-name="P97"/>
      <text:p text:style-name="P95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21T11:28:34.185227847</dc:date>
    <meta:editing-duration>PT2H6M4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1" meta:paragraph-count="437" meta:word-count="3061" meta:character-count="19711" meta:non-whitespace-character-count="17478"/>
  </office:meta>
</office:document-meta>
</file>